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4" style:family="table-cell" style:parent-style-name="Default" style:data-style-name="N4">
      <style:table-cell-properties fo:background-color="#33cc66"/>
    </style:style>
    <style:style style:name="ce3" style:family="table-cell" style:parent-style-name="Default" style:data-style-name="N4">
      <style:table-cell-properties fo:background-color="#00ff00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float" office:value="99.18" calcext:value-type="float">
            <text:p>99.18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3.54" calcext:value-type="float">
            <text:p>83.5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198" calcext:value-type="float">
            <text:p>198</text:p>
          </table:table-cell>
          <table:table-cell table:formula="of:=[.B6]-[.E6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0.22" calcext:value-type="float">
            <text:p>90.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3" calcext:value-type="float">
            <text:p>83</text:p>
          </table:table-cell>
          <table:table-cell table:formula="of:=[.B8]-[.E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1.85" calcext:value-type="float">
            <text:p>91.8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69" calcext:value-type="float">
            <text:p>169</text:p>
          </table:table-cell>
          <table:table-cell table:formula="of:=[.B9]-[.E9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.75" calcext:value-type="float">
            <text:p>90.7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4" calcext:value-type="float">
            <text:p>314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9.2" calcext:value-type="float">
            <text:p>89.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23" calcext:value-type="float">
            <text:p>223</text:p>
          </table:table-cell>
          <table:table-cell table:formula="of:=[.B15]-[.E15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94.9" calcext:value-type="float">
            <text:p>94.9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86" calcext:value-type="float">
            <text:p>186</text:p>
          </table:table-cell>
          <table:table-cell table:formula="of:=[.B16]-[.E1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3.48" calcext:value-type="float">
            <text:p>93.4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6" calcext:value-type="float">
            <text:p>86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1.74" calcext:value-type="float">
            <text:p>91.7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0" calcext:value-type="float">
            <text:p>100</text:p>
          </table:table-cell>
          <table:table-cell table:formula="of:=[.B18]-[.E1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2.17" calcext:value-type="float">
            <text:p>72.1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23" calcext:value-type="float">
            <text:p>223</text:p>
          </table:table-cell>
          <table:table-cell table:formula="of:=[.B19]-[.E19]" office:value-type="float" office:value="86" calcext:value-type="float">
            <text:p>86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62" calcext:value-type="float">
            <text:p>74.6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7" calcext:value-type="float">
            <text:p>97</text:p>
          </table:table-cell>
          <table:table-cell table:formula="of:=[.B21]-[.E21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80" calcext:value-type="float">
            <text:p>180</text:p>
          </table:table-cell>
          <table:table-cell table:formula="of:=[.B22]-[.E2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.53" calcext:value-type="float">
            <text:p>83.5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1" calcext:value-type="float">
            <text:p>71</text:p>
          </table:table-cell>
          <table:table-cell table:formula="of:=[.B23]-[.E2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.18" calcext:value-type="float">
            <text:p>85.1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79" calcext:value-type="float">
            <text:p>379</text:p>
          </table:table-cell>
          <table:table-cell table:formula="of:=[.B25]-[.E25]"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89.38" calcext:value-type="float">
            <text:p>89.38</text:p>
          </table:table-cell>
          <table:table-cell table:formula="of:=SUM([.B2:.B27])" office:value-type="float" office:value="3617" calcext:value-type="float">
            <text:p>3617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3233" calcext:value-type="float">
            <text:p>3233</text:p>
          </table:table-cell>
          <table:table-cell table:formula="of:=[.B29]-[.E29]" office:value-type="float" office:value="384" calcext:value-type="float">
            <text:p>384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6:46:05.839685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8T09:22:08.474464841</dc:date>
    <dc:creator>Brent Seidel</dc:creator>
    <meta:editing-duration>P4DT4H58M55S</meta:editing-duration>
    <meta:editing-cycles>26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